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9.301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5.027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1.309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2.946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7.137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_ID</text:p>
          </table:table-cell>
          <table:table-cell office:value-type="string">
            <text:p>LIEU_DISTRIBUTION</text:p>
          </table:table-cell>
          <table:table-cell office:value-type="string">
            <text:p>TYPE_LIEU</text:p>
          </table:table-cell>
          <table:table-cell office:value-type="string">
            <text:p>NUMERO</text:p>
          </table:table-cell>
          <table:table-cell office:value-type="string">
            <text:p>ADRESSE</text:p>
          </table:table-cell>
          <table:table-cell office:value-type="string">
            <text:p>QUARTIER</text:p>
          </table:table-cell>
          <table:table-cell office:value-type="string">
            <text:p>QUARTIER_CIBLE</text:p>
          </table:table-cell>
          <table:table-cell office:value-type="string">
            <text:p>TYPE_DISTRIBUTION</text:p>
          </table:table-cell>
          <table:table-cell office:value-type="string">
            <text:p>RDV1</text:p>
          </table:table-cell>
          <table:table-cell office:value-type="string">
            <text:p>HDEBUT1</text:p>
          </table:table-cell>
          <table:table-cell office:value-type="string">
            <text:p>HFIN1</text:p>
          </table:table-cell>
          <table:table-cell office:value-type="string">
            <text:p>RDV2</text:p>
          </table:table-cell>
          <table:table-cell office:value-type="string">
            <text:p>HDEBUT2</text:p>
          </table:table-cell>
          <table:table-cell office:value-type="string">
            <text:p>HFIN2</text:p>
          </table:table-cell>
          <table:table-cell office:value-type="string">
            <text:p>RDV3</text:p>
          </table:table-cell>
          <table:table-cell office:value-type="string">
            <text:p>HDEBUT3</text:p>
          </table:table-cell>
          <table:table-cell office:value-type="string">
            <text:p>HFIN3</text:p>
          </table:table-cell>
          <table:table-cell office:value-type="string">
            <text:p>RDV4</text:p>
          </table:table-cell>
          <table:table-cell office:value-type="string">
            <text:p>HDEBUT4</text:p>
          </table:table-cell>
          <table:table-cell office:value-type="string">
            <text:p>HFIN4</text:p>
          </table:table-cell>
          <table:table-cell office:value-type="string">
            <text:p>OBSERVATIONS</text:p>
          </table:table-cell>
          <table:table-cell office:value-type="string">
            <text:p>CODE_POSTAL</text:p>
          </table:table-cell>
          <table:table-cell office:value-type="string">
            <text:p>COMMUNE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uper U Dalby</text:p>
          </table:table-cell>
          <table:table-cell office:value-type="string">
            <text:p>Commerce</text:p>
          </table:table-cell>
          <table:table-cell office:value-type="float" office:value="66">
            <text:p>66</text:p>
          </table:table-cell>
          <table:table-cell office:value-type="string">
            <text:p>Boulevard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Vente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37968372807 , -1.53051590692239]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ssociation ADDA</text:p>
          </table:table-cell>
          <table:table-cell office:value-type="string">
            <text:p>Autre</text:p>
          </table:table-cell>
          <table:table-cell office:value-type="float" office:value="5">
            <text:p>5</text:p>
          </table:table-cell>
          <table:table-cell office:value-type="string">
            <text:p>B Rue de la Carteri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92134745759 , -1.55464217210438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ntes Habitat Agence Jamet</text:p>
          </table:table-cell>
          <table:table-cell office:value-type="string">
            <text:p>Organisme HLM</text:p>
          </table:table-cell>
          <table:table-cell office:value-type="float" office:value="52">
            <text:p>52</text:p>
          </table:table-cell>
          <table:table-cell office:value-type="string">
            <text:p>Rue du Plessis Gautron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58151486922 , -1.60553954159112]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15">
            <text:p>15</text:p>
          </table:table-cell>
          <table:table-cell office:value-type="string">
            <text:p>Rue Félix Thoma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302350847296 , -1.55396811379212]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oulangerie La p'tite cantine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Rue du Moulin des Rochettes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14647518517 , -1.58198910560769]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Boulangerie Le bon la croute la mie</text:p>
          </table:table-cell>
          <table:table-cell office:value-type="string">
            <text:p>Commerce</text:p>
          </table:table-cell>
          <table:table-cell office:value-type="float" office:value="18">
            <text:p>18</text:p>
          </table:table-cell>
          <table:table-cell office:value-type="string">
            <text:p>Rue des Renards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46569897184 , -1.56544154996568]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Velo Campus</text:p>
          </table:table-cell>
          <table:table-cell office:value-type="string">
            <text:p>Autre</text:p>
          </table:table-cell>
          <table:table-cell office:value-type="float" office:value="3">
            <text:p>3</text:p>
          </table:table-cell>
          <table:table-cell office:value-type="string">
            <text:p>Chem de la Censive du Tertr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31824722891 , -1.55410976861141]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oulangerie, Le Fournil de Mangin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Place Mangin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15607835123 , -1.54396702195568]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hopi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Boulevard des Professeurs Sourdille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350815675807 , -1.54727264614668]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20">
            <text:p>20</text:p>
          </table:table-cell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0146408693 , -1.5507635966278]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oulangerie Le blé d'or</text:p>
          </table:table-cell>
          <table:table-cell office:value-type="string">
            <text:p>Commerce</text:p>
          </table:table-cell>
          <table:table-cell office:value-type="float" office:value="30">
            <text:p>30</text:p>
          </table:table-cell>
          <table:table-cell office:value-type="string">
            <text:p>Rue de Coulmiers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14550600641 , -1.53597049016502]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ôle de Proximité Erdre et Loire</text:p>
          </table:table-cell>
          <table:table-cell office:value-type="string">
            <text:p>Pôle de proximité</text:p>
          </table:table-cell>
          <table:table-cell office:value-type="float" office:value="2">
            <text:p>2</text:p>
          </table:table-cell>
          <table:table-cell office:value-type="string">
            <text:p>Rue Edouard Nignon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754117135983 , -1.51029315941679]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iscine Petite Amazonie</text:p>
          </table:table-cell>
          <table:table-cell office:value-type="string">
            <text:p>Autre</text:p>
          </table:table-cell>
          <table:table-cell office:value-type="float" office:value="15">
            <text:p>15</text:p>
          </table:table-cell>
          <table:table-cell office:value-type="string">
            <text:p>Rue du Pont de l'Arche de Mauves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vente_distrib_auto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5885207839 , -1.53188966213418]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arrefour Market</text:p>
          </table:table-cell>
          <table:table-cell office:value-type="string">
            <text:p>Commerce</text:p>
          </table:table-cell>
          <table:table-cell/>
          <table:table-cell office:value-type="string">
            <text:p>Rond Point de Vannes</text:p>
          </table:table-cell>
          <table:table-cell office:value-type="string">
            <text:p>Breil - Barberie</text:p>
          </table:table-cell>
          <table:table-cell office:value-type="string">
            <text:p>Hauts pavés/Saint Félix</text:p>
          </table:table-cell>
          <table:table-cell office:value-type="string">
            <text:p>Vente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97310193542 , -1.5728357795022]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20">
            <text:p>20</text:p>
          </table:table-cell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Vente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1361571251 , -1.55092389659956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25">
            <text:p>25</text:p>
          </table:table-cell>
          <table:table-cell office:value-type="string">
            <text:p>Rue des Bourderi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3482878462 , -1.59703381329224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irie Annexe Bellevue</text:p>
          </table:table-cell>
          <table:table-cell office:value-type="string">
            <text:p>Mairie annexe</text:p>
          </table:table-cell>
          <table:table-cell office:value-type="float" office:value="4">
            <text:p>4</text:p>
          </table:table-cell>
          <table:table-cell office:value-type="string">
            <text:p>Place des Laurier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42621533403 , -1.60538731999842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irie Centrale</text:p>
          </table:table-cell>
          <table:table-cell office:value-type="string">
            <text:p>Mairie</text:p>
          </table:table-cell>
          <table:table-cell office:value-type="float" office:value="29">
            <text:p>29</text:p>
          </table:table-cell>
          <table:table-cell office:value-type="string">
            <text:p>Rue de Strasbourg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87408227225 , -1.5536958967268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antes Métropole, bâtiment Valmy</text:p>
          </table:table-cell>
          <table:table-cell office:value-type="string">
            <text:p>Service communautaire</text:p>
          </table:table-cell>
          <table:table-cell office:value-type="float" office:value="11">
            <text:p>11</text:p>
          </table:table-cell>
          <table:table-cell office:value-type="string">
            <text:p>Avenue Carno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3772438875 , -1.54478429944349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Rue Cassini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9613500515 , -1.56504320917249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6">
            <text:p>6</text:p>
          </table:table-cell>
          <table:table-cell office:value-type="string">
            <text:p>Avenue Carno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1080267953 , -1.54563551728059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sino</text:p>
          </table:table-cell>
          <table:table-cell office:value-type="string">
            <text:p>Commerce</text:p>
          </table:table-cell>
          <table:table-cell office:value-type="float" office:value="21">
            <text:p>21</text:p>
          </table:table-cell>
          <table:table-cell office:value-type="string">
            <text:p>Chaussée de la Madelei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07539109625 , -1.55128301666213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abac Presse</text:p>
          </table:table-cell>
          <table:table-cell office:value-type="string">
            <text:p>Commerce</text:p>
          </table:table-cell>
          <table:table-cell office:value-type="float" office:value="17">
            <text:p>17</text:p>
          </table:table-cell>
          <table:table-cell office:value-type="string">
            <text:p>Allée Duguay Trouin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26326351651 , -1.55713180563729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abac Presse Le Voltaire</text:p>
          </table:table-cell>
          <table:table-cell office:value-type="string">
            <text:p>Commerce</text:p>
          </table:table-cell>
          <table:table-cell office:value-type="float" office:value="25">
            <text:p>25</text:p>
          </table:table-cell>
          <table:table-cell office:value-type="string">
            <text:p>Rue Voltair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15072896156 , -1.5669418362997]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lup's</text:p>
          </table:table-cell>
          <table:table-cell office:value-type="string">
            <text:p>Commerce</text:p>
          </table:table-cell>
          <table:table-cell office:value-type="float" office:value="10">
            <text:p>10</text:p>
          </table:table-cell>
          <table:table-cell office:value-type="string">
            <text:p>Rue de la Foss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37455319448 , -1.55888773622567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u Vert en Ville</text:p>
          </table:table-cell>
          <table:table-cell office:value-type="string">
            <text:p>Commerce</text:p>
          </table:table-cell>
          <table:table-cell office:value-type="float" office:value="23">
            <text:p>23</text:p>
          </table:table-cell>
          <table:table-cell office:value-type="string">
            <text:p>Rue Raci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2601633664 , -1.56527226639288]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Allée Duques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7194173303 , -1.55668673593576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peterie Pouteau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Rue de l'Evêché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8779776076 , -1.55070593629293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abac Presse</text:p>
          </table:table-cell>
          <table:table-cell office:value-type="string">
            <text:p>Commerce</text:p>
          </table:table-cell>
          <table:table-cell office:value-type="float" office:value="9">
            <text:p>9</text:p>
          </table:table-cell>
          <table:table-cell office:value-type="string">
            <text:p>Rue de Budapes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6599968739 , -1.56003585012774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abac Presse du Pilori</text:p>
          </table:table-cell>
          <table:table-cell office:value-type="string">
            <text:p>Commerce</text:p>
          </table:table-cell>
          <table:table-cell office:value-type="float" office:value="2">
            <text:p>2</text:p>
          </table:table-cell>
          <table:table-cell office:value-type="string">
            <text:p>Place du Pilori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2788431412 , -1.55302017441761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oulangerie La Mie Câline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Allée Cassard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1405199086 , -1.55574826679528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ôle commercial Coubertin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Boulevard Pierre de Coubertin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19/03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2/07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3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85238429887 , -1.58713886334568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cole Jean Zay</text:p>
          </table:table-cell>
          <table:table-cell table:number-columns-repeated="2"/>
          <table:table-cell office:value-type="string">
            <text:p>Rue Lucien Aubert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16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7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5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85657577645 , -1.60694146844681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47 Rue Georges Mélies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Rue Georges Mélies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17/03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30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1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332091642992 , -1.58579021535481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lace des Dervallières</text:p>
          </table:table-cell>
          <table:table-cell table:number-columns-repeated="2"/>
          <table:table-cell office:value-type="string">
            <text:p>Place des Dervallières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22/03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05/07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06/12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42121712555 , -1.59771687336643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ce des Garennes</text:p>
          </table:table-cell>
          <table:table-cell table:number-columns-repeated="2"/>
          <table:table-cell office:value-type="string">
            <text:p>Place des Garenn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15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6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4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17006961536 , -1.57775516968493]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arking du gymnase Marsauderi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ue de Koufra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17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6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7/1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5637014142 , -1.5283399998071]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2 Boulevard Professeur René Auvigné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Boulevard Professeur René Auvign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19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8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9/1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45247830002 , -1.51799911755854]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lace du Commandant Cousteau</text:p>
          </table:table-cell>
          <table:table-cell table:number-columns-repeated="2"/>
          <table:table-cell office:value-type="string">
            <text:p>Place du Commandant Cousteau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20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9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0/1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01034784519 , -1.51309028430617]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arking du Centre socio-cultur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ue Jules Grandjouan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22/02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1/06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2/11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61633226959 , -1.51319004085688]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lace de Talensac</text:p>
          </table:table-cell>
          <table:table-cell table:number-columns-repeated="2"/>
          <table:table-cell office:value-type="string">
            <text:p>Place de Talensac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26/03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3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0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10157384752 , -1.55685571664186]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evant l'église Saint-Pasquier</text:p>
          </table:table-cell>
          <table:table-cell table:number-columns-repeated="2"/>
          <table:table-cell office:value-type="string">
            <text:p>Place Emile Fritsch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24/03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1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8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88980938558 , -1.56577469386022]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RAM Saint-Mihiel</text:p>
          </table:table-cell>
          <table:table-cell table:number-columns-repeated="2"/>
          <table:table-cell office:value-type="string">
            <text:p>Quai de Versaille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27/03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4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1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5848205917 , -1.55383600362569]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lace de la Galarne</text:p>
          </table:table-cell>
          <table:table-cell table:number-columns-repeated="2"/>
          <table:table-cell office:value-type="string">
            <text:p>Place de la Galarne</text:p>
          </table:table-cell>
          <table:table-cell table:number-columns-repeated="2"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01/03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8/06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9/11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85362258834 , -1.52935429124361]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ue La Noue Bras de Fer (Ecole d'Architecture)</text:p>
          </table:table-cell>
          <table:table-cell table:number-columns-repeated="2"/>
          <table:table-cell office:value-type="string">
            <text:p>Rue La Noue Bras de Fer</text:p>
          </table:table-cell>
          <table:table-cell table:number-columns-repeated="2"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24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3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4/1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74615533588 , -1.55735377242907]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USWAY Ile de Nante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oulevard Général de Gaulle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27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6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7/1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60894902992 , -1.53854590781718]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ôle commercial Malakoff</text:p>
          </table:table-cell>
          <table:table-cell table:number-columns-repeated="2"/>
          <table:table-cell office:value-type="string">
            <text:p>Boulevard de Sarrebruck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06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7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5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0541748747 , -1.52755394590332]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RAM Santos Dumont</text:p>
          </table:table-cell>
          <table:table-cell table:number-columns-repeated="2"/>
          <table:table-cell office:value-type="string">
            <text:p>Rue des Renards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03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1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8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96471391834 , -1.5679125622189]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cole Françoise Dolto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ue de Questembert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31/03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8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5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49104117402 , -1.58006934317071]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84, route de la Chapelle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Route de la Chapelle sur Erdre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02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0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7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92431633445 , -1.57520707985812]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cole Jonelière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Route de la Jonelièr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10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2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0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23238818019 , -1.54648492508947]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airie annexe Barberie/skate parc</text:p>
          </table:table-cell>
          <table:table-cell table:number-columns-repeated="2"/>
          <table:table-cell office:value-type="string">
            <text:p>Rue Pierre Yvernogeau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15/02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07/06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5/10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16819425104 , -1.57269702373803]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Rue de la Fantaisie/Rue Clément Marot</text:p>
          </table:table-cell>
          <table:table-cell table:number-columns-repeated="2"/>
          <table:table-cell office:value-type="string">
            <text:p>Rue de la Fantaisi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12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4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2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30157668934 , -1.5698775521509]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arking Beauséjour</text:p>
          </table:table-cell>
          <table:table-cell table:number-columns-repeated="2"/>
          <table:table-cell office:value-type="string">
            <text:p>Rue du Chêne Vert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13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5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3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38619992713 , -1.58747180633725]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RAM Bourgeonnière</text:p>
          </table:table-cell>
          <table:table-cell table:number-columns-repeated="2"/>
          <table:table-cell office:value-type="string">
            <text:p>Rue de la Bourgeonnière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05/04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13/09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0/12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35014483975 , -1.55972844633941]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tersection Rues Turpin et Gambetta</text:p>
          </table:table-cell>
          <table:table-cell table:number-columns-repeated="2"/>
          <table:table-cell office:value-type="string">
            <text:p>Place Sophie Trébuchet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03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9/05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3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05801969752 , -1.54550678204049]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Rue Pitre Chevalier/Allée Reine Margot</text:p>
          </table:table-cell>
          <table:table-cell table:number-columns-repeated="2"/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05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1/05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5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37506960654 , -1.55069595102173]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lace des enfants nantais</text:p>
          </table:table-cell>
          <table:table-cell table:number-columns-repeated="2"/>
          <table:table-cell office:value-type="string">
            <text:p>Place des Enfants Nantais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08/02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4/05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18/10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87750306491 , -1.54288080522534]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irmil - Gare routière</text:p>
          </table:table-cell>
          <table:table-cell table:number-columns-repeated="2"/>
          <table:table-cell office:value-type="string">
            <text:p>Rue Esnoult des Châtelets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08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9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7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65881376402 , -1.54172925456256]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Boulevard Ernest Dalby - <text:s/>parking Super U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Boulevard Ernest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06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2/05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6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1475694462 , -1.5304882397471]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lace Saint-Félix</text:p>
          </table:table-cell>
          <table:table-cell table:number-columns-repeated="2"/>
          <table:table-cell office:value-type="string">
            <text:p>Place Saint-Félix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29/03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06/09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13/12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310649019152 , -1.55588877771744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ce à la mairie annexe Chantenay</text:p>
          </table:table-cell>
          <table:table-cell table:number-columns-repeated="2"/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13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4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2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7589115724 , -1.5878950804801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usée bateau Maille-Brézé</text:p>
          </table:table-cell>
          <table:table-cell table:number-columns-repeated="2"/>
          <table:table-cell office:value-type="string">
            <text:p>Quai de la Fosse</text:p>
          </table:table-cell>
          <table:table-cell office:value-type="string">
            <text:p>Dervallières - Zola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18/01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19/04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7/09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70549676964 , -1.57198669874414]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lace Victor Mangin</text:p>
          </table:table-cell>
          <table:table-cell table:number-columns-repeated="2"/>
          <table:table-cell office:value-type="string">
            <text:p>Place Victor Mangin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26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5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6/1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09484198633 , -1.54459336106402]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iscine Petite Amazonie, Parvis du péage sauvage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Rue du Pont de l'Arche de Mauves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10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1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9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2745514945 , -1.53235917330598]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lace du Muguet Nantais</text:p>
          </table:table-cell>
          <table:table-cell table:number-columns-repeated="2"/>
          <table:table-cell office:value-type="string">
            <text:p>Place du Muguet Nantais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11/01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12/04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0/09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43572452049 , -1.52879967553758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ntre Socioculturel Bourderies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Rue des Bourderi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17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8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6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7125842139 , -1.59582342337165]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Eglise Saint Augustin</text:p>
          </table:table-cell>
          <table:table-cell table:number-columns-repeated="2"/>
          <table:table-cell office:value-type="string">
            <text:p>Rue des Roches Grises</text:p>
          </table:table-cell>
          <table:table-cell office:value-type="string">
            <text:p>Nantes Erdre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07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3/05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7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8645194009 , -1.54504959881403]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lace de la Bottière</text:p>
          </table:table-cell>
          <table:table-cell table:number-columns-repeated="2"/>
          <table:table-cell office:value-type="string">
            <text:p>Place de la Bottière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18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7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8/1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04395996232 , -1.51834930812782]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Rue de la Planche au Gué (à côté du multi accueil)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ue de la Planche au Gu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21/0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0/06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1/1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89928765624 , -1.52190435780587]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ngle Rue des Dervallières/Rue Octave Feuillet</text:p>
          </table:table-cell>
          <table:table-cell table:number-columns-repeated="2"/>
          <table:table-cell office:value-type="string">
            <text:p>Rue Octave Feuillet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25/03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2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9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05952970888 , -1.57339371320505]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ngle Boulevard Gaston Serpette/Boulevard des Anglais</text:p>
          </table:table-cell>
          <table:table-cell table:number-columns-repeated="2"/>
          <table:table-cell office:value-type="string">
            <text:p>Boulevard Gaston Serpett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28/03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5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2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88414804835 , -1.57551422401674]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9 rue du Paraguay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Rue du Paraguay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04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2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9/12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18224406621 , -1.56626305344391]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ngle Rue Emile Masson/Rue Fouré</text:p>
          </table:table-cell>
          <table:table-cell table:number-columns-repeated="2"/>
          <table:table-cell office:value-type="string">
            <text:p>Rue Emile Masson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20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2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9/09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39678600975 , -1.54651886318017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iscine Léo Lagrange</text:p>
          </table:table-cell>
          <table:table-cell table:number-columns-repeated="2"/>
          <table:table-cell office:value-type="string">
            <text:p>Boulevard des Nations Unies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22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3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1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09924940714 , -1.56107045739242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lace du Bouffay</text:p>
          </table:table-cell>
          <table:table-cell table:number-columns-repeated="2"/>
          <table:table-cell office:value-type="string">
            <text:p>Place du Bouffay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23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4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2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7674483194 , -1.55328591629599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lace de Bretagne</text:p>
          </table:table-cell>
          <table:table-cell table:number-columns-repeated="2"/>
          <table:table-cell office:value-type="string">
            <text:p>Place de Bretagn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24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25/04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3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75064328734 , -1.55911151379809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lace Dulcie September</text:p>
          </table:table-cell>
          <table:table-cell table:number-columns-repeated="2"/>
          <table:table-cell office:value-type="string">
            <text:p>Place Dulcie September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25/01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26/04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04/10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9571645123 , -1.55444617450992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splanade des Victimes des Bombardements</text:p>
          </table:table-cell>
          <table:table-cell table:number-columns-repeated="2"/>
          <table:table-cell office:value-type="string">
            <text:p>Quai Turenn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27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2/05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6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28189777156 , -1.55414986696141]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ngle Rue Huchette/Rue Gigant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ue Huchett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29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4/05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8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14293051504 , -1.56914562067294]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urs Saint Pierre</text:p>
          </table:table-cell>
          <table:table-cell table:number-columns-repeated="2"/>
          <table:table-cell office:value-type="string">
            <text:p>Cours Saint Pierr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30/01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15/05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office:value-type="string">
            <text:p>09/10/2014</text:p>
          </table:table-cell>
          <table:table-cell office:value-type="string">
            <text:p>14:30</text:p>
          </table:table-cell>
          <table:table-cell office:value-type="string">
            <text:p>19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91674356457 , -1.54955272355555]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urs Cambronne</text:p>
          </table:table-cell>
          <table:table-cell table:number-columns-repeated="2"/>
          <table:table-cell office:value-type="string">
            <text:p>Rue des Cadeniers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01/02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17/05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office:value-type="string">
            <text:p>11/10/2014</text:p>
          </table:table-cell>
          <table:table-cell office:value-type="string">
            <text:p>09:00</text:p>
          </table:table-cell>
          <table:table-cell office:value-type="string">
            <text:p>13:00</text:p>
          </table:table-cell>
          <table:table-cell table:number-columns-repeated="4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24318278172 , -1.56246151143316]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ntes Habitat Agence Goudy</text:p>
          </table:table-cell>
          <table:table-cell office:value-type="string">
            <text:p>Organisme HLM</text:p>
          </table:table-cell>
          <table:table-cell office:value-type="float" office:value="8">
            <text:p>8</text:p>
          </table:table-cell>
          <table:table-cell office:value-type="string">
            <text:p>Rue Gabriel Goudy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54039867101 , -1.54125589789751]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ôle de proximité Erdre et Cens</text:p>
          </table:table-cell>
          <table:table-cell office:value-type="string">
            <text:p>Pôle de proximité</text:p>
          </table:table-cell>
          <table:table-cell office:value-type="float" office:value="37">
            <text:p>37</text:p>
          </table:table-cell>
          <table:table-cell office:value-type="string">
            <text:p>Boulevard Albert Einstein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40133773154 , -1.57244247186719]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airie Annexe Nantes Nord</text:p>
          </table:table-cell>
          <table:table-cell office:value-type="string">
            <text:p>Mairie annexe</text:p>
          </table:table-cell>
          <table:table-cell office:value-type="float" office:value="41">
            <text:p>41</text:p>
          </table:table-cell>
          <table:table-cell office:value-type="string">
            <text:p>Route de la Chapelle sur Erdre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67767936233 , -1.57597244158787]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airie Annexe Barberie</text:p>
          </table:table-cell>
          <table:table-cell office:value-type="string">
            <text:p>Mairie annexe</text:p>
          </table:table-cell>
          <table:table-cell office:value-type="float" office:value="103">
            <text:p>103</text:p>
          </table:table-cell>
          <table:table-cell office:value-type="string">
            <text:p>Rue Pierre Yvernogeau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08839755244 , -1.57215838506204]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afé tabac Le Sulky</text:p>
          </table:table-cell>
          <table:table-cell office:value-type="string">
            <text:p>Commerce</text:p>
          </table:table-cell>
          <table:table-cell office:value-type="float" office:value="39">
            <text:p>39</text:p>
          </table:table-cell>
          <table:table-cell office:value-type="string">
            <text:p>Boulevard des Tribunes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86249344171 , -1.56854151413132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irie Annexe Bottière</text:p>
          </table:table-cell>
          <table:table-cell office:value-type="string">
            <text:p>Mairie annexe</text:p>
          </table:table-cell>
          <table:table-cell office:value-type="float" office:value="69">
            <text:p>69</text:p>
          </table:table-cell>
          <table:table-cell office:value-type="string">
            <text:p>Rue de la Bottière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99228283493 , -1.51902266594607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irie Annexe Ranzay</text:p>
          </table:table-cell>
          <table:table-cell office:value-type="string">
            <text:p>Mairie annexe</text:p>
          </table:table-cell>
          <table:table-cell office:value-type="float" office:value="249">
            <text:p>249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37942509792 , -1.53042232617088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26">
            <text:p>26</text:p>
          </table:table-cell>
          <table:table-cell office:value-type="string">
            <text:p>Boulevard Professeur René Auvign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50070477686 , -1.51770954842734]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ux Délices de Procé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Boulevard Gaston Serpett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5128751455 , -1.57678522108171]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e Monselet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Place Emile Sarradin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09463152634 , -1.57025374047389]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a Cabane à Pain</text:p>
          </table:table-cell>
          <table:table-cell office:value-type="string">
            <text:p>Commerce</text:p>
          </table:table-cell>
          <table:table-cell office:value-type="float" office:value="67">
            <text:p>67</text:p>
          </table:table-cell>
          <table:table-cell office:value-type="string">
            <text:p>Rue Hector Berlioz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94706174479 , -1.57929614475175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irie Annexe Doulon</text:p>
          </table:table-cell>
          <table:table-cell office:value-type="string">
            <text:p>Mairie annexe</text:p>
          </table:table-cell>
          <table:table-cell office:value-type="float" office:value="37">
            <text:p>37</text:p>
          </table:table-cell>
          <table:table-cell office:value-type="string">
            <text:p>Boulevard Louis Millet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271572218589 , -1.51875867919863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Intermarché Eraudière</text:p>
          </table:table-cell>
          <table:table-cell office:value-type="string">
            <text:p>Commerce</text:p>
          </table:table-cell>
          <table:table-cell office:value-type="float" office:value="173">
            <text:p>173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48582942442 , -1.53349934743558]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Boulangerie Rainard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49123885969 , -1.54129270631707]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per U St Jacques</text:p>
          </table:table-cell>
          <table:table-cell office:value-type="string">
            <text:p>Commerce</text:p>
          </table:table-cell>
          <table:table-cell office:value-type="float" office:value="75">
            <text:p>75</text:p>
          </table:table-cell>
          <table:table-cell office:value-type="string">
            <text:p>Boulevard Joliot Curie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38030862539 , -1.53073825436247]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airie Annexe Nantes Sud</text:p>
          </table:table-cell>
          <table:table-cell office:value-type="string">
            <text:p>Mairie annexe</text:p>
          </table:table-cell>
          <table:table-cell office:value-type="float" office:value="69">
            <text:p>69</text:p>
          </table:table-cell>
          <table:table-cell office:value-type="string">
            <text:p>Boulevard Joliot Curie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40947349268 , -1.53161011139837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e Fournil d'Aristide</text:p>
          </table:table-cell>
          <table:table-cell office:value-type="string">
            <text:p>Commerce</text:p>
          </table:table-cell>
          <table:table-cell office:value-type="float" office:value="26">
            <text:p>26</text:p>
          </table:table-cell>
          <table:table-cell office:value-type="string">
            <text:p>Rue Jean Jaurès</text:p>
          </table:table-cell>
          <table:table-cell office:value-type="string">
            <text:p>Hauts Pavés - Saint Félix</text:p>
          </table:table-cell>
          <table:table-cell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83146463099 , -1.56182083830304]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fé tabac le Bel air</text:p>
          </table:table-cell>
          <table:table-cell office:value-type="string">
            <text:p>Commerce</text:p>
          </table:table-cell>
          <table:table-cell office:value-type="float" office:value="71">
            <text:p>71</text:p>
          </table:table-cell>
          <table:table-cell office:value-type="string">
            <text:p>Rue de Bel Air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9905129991 , -1.55923983400867]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24">
            <text:p>24</text:p>
          </table:table-cell>
          <table:table-cell office:value-type="string">
            <text:p>Rue des Hauts Pavé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32676975986 , -1.56349947899436]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ison de l'Environnement Ecopole</text:p>
          </table:table-cell>
          <table:table-cell office:value-type="string">
            <text:p>Autre</text:p>
          </table:table-cell>
          <table:table-cell office:value-type="float" office:value="17">
            <text:p>17</text:p>
          </table:table-cell>
          <table:table-cell office:value-type="string">
            <text:p>Rue de Bouillé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60056758354 , -1.55606908795771]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ôle Municipal Strasbourg, Manufacture des tabacs</text:p>
          </table:table-cell>
          <table:table-cell office:value-type="string">
            <text:p>Service municipal</text:p>
          </table:table-cell>
          <table:table-cell office:value-type="float" office:value="11">
            <text:p>11</text:p>
          </table:table-cell>
          <table:table-cell office:value-type="string">
            <text:p>Boulevard de Stalingrad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9327316701 , -1.53597100189593]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asino</text:p>
          </table:table-cell>
          <table:table-cell office:value-type="string">
            <text:p>Commerce</text:p>
          </table:table-cell>
          <table:table-cell office:value-type="float" office:value="103">
            <text:p>103</text:p>
          </table:table-cell>
          <table:table-cell office:value-type="string">
            <text:p>Rue Général Buat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69310946374 , -1.54266531264632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ôle de proximité Nantes Ouest</text:p>
          </table:table-cell>
          <table:table-cell office:value-type="string">
            <text:p>Pôle de proximité</text:p>
          </table:table-cell>
          <table:table-cell/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3988575343 , -1.58837747268542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fé la butte</text:p>
          </table:table-cell>
          <table:table-cell office:value-type="string">
            <text:p>Commerce</text:p>
          </table:table-cell>
          <table:table-cell office:value-type="float" office:value="2">
            <text:p>2</text:p>
          </table:table-cell>
          <table:table-cell office:value-type="string">
            <text:p>Rue des Garenn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21494514881 , -1.57888269715684]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irie Annexe Dervallières</text:p>
          </table:table-cell>
          <table:table-cell office:value-type="string">
            <text:p>Mairie annexe</text:p>
          </table:table-cell>
          <table:table-cell office:value-type="float" office:value="1">
            <text:p>1</text:p>
          </table:table-cell>
          <table:table-cell office:value-type="string">
            <text:p>Place des Dervallières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33810693424 , -1.59718468248522]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airie Annexe Malakoff</text:p>
          </table:table-cell>
          <table:table-cell office:value-type="string">
            <text:p>Mairie annexe</text:p>
          </table:table-cell>
          <table:table-cell office:value-type="float" office:value="5">
            <text:p>5</text:p>
          </table:table-cell>
          <table:table-cell office:value-type="string">
            <text:p>Boulevard de Berlin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797092378 , -1.53044715448205]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irie Annexe Ile de Nantes</text:p>
          </table:table-cell>
          <table:table-cell office:value-type="string">
            <text:p>Mairie annexe</text:p>
          </table:table-cell>
          <table:table-cell office:value-type="float" office:value="2">
            <text:p>2</text:p>
          </table:table-cell>
          <table:table-cell office:value-type="string">
            <text:p>Rue René Viviani</text:p>
          </table:table-cell>
          <table:table-cell table:number-columns-repeated="2" office:value-type="string">
            <text:p>Ile de Nantes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64887575653 , -1.53805695280743]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14">
            <text:p>14</text:p>
          </table:table-cell>
          <table:table-cell office:value-type="string">
            <text:p>Rue Guillaume Grootaers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88742571698 , -1.58500254760103]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arrefour Market</text:p>
          </table:table-cell>
          <table:table-cell office:value-type="string">
            <text:p>Commerce</text:p>
          </table:table-cell>
          <table:table-cell/>
          <table:table-cell office:value-type="string">
            <text:p>Rond Point de Vannes</text:p>
          </table:table-cell>
          <table:table-cell office:value-type="string">
            <text:p>Breil - Barberie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9628182866 , -1.57279493776477]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uper U</text:p>
          </table:table-cell>
          <table:table-cell office:value-type="string">
            <text:p>Commerce</text:p>
          </table:table-cell>
          <table:table-cell office:value-type="float" office:value="66">
            <text:p>66</text:p>
          </table:table-cell>
          <table:table-cell office:value-type="string">
            <text:p>Boulevard Ernest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37968372807 , -1.53051590692239]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antes Habitat Agence Angleterre</text:p>
          </table:table-cell>
          <table:table-cell office:value-type="string">
            <text:p>Organisme HLM</text:p>
          </table:table-cell>
          <table:table-cell office:value-type="float" office:value="5">
            <text:p>5</text:p>
          </table:table-cell>
          <table:table-cell office:value-type="string">
            <text:p>Boulevard de Berlin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8979290296 , -1.53067100557785]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par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Boulevard de la Prairie au Duc</text:p>
          </table:table-cell>
          <table:table-cell table:number-columns-repeated="2" office:value-type="string">
            <text:p>Ile de Nantes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50820696464 , -1.55787114812441]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oulangerie Pain de Sophie</text:p>
          </table:table-cell>
          <table:table-cell office:value-type="string">
            <text:p>Commerce</text:p>
          </table:table-cell>
          <table:table-cell office:value-type="float" office:value="10">
            <text:p>10</text:p>
          </table:table-cell>
          <table:table-cell office:value-type="string">
            <text:p>Boulevard Babin Chevaye</text:p>
          </table:table-cell>
          <table:table-cell table:number-columns-repeated="2" office:value-type="string">
            <text:p>Ile de Nantes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60001238051 , -1.54910705816115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52">
            <text:p>52</text:p>
          </table:table-cell>
          <table:table-cell office:value-type="string">
            <text:p>Boulevard Pierre de Coubertin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82171425353 , -1.58675128841355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antes Habitat Agence Feyder</text:p>
          </table:table-cell>
          <table:table-cell office:value-type="string">
            <text:p>Organisme HLM</text:p>
          </table:table-cell>
          <table:table-cell office:value-type="float" office:value="6">
            <text:p>6</text:p>
          </table:table-cell>
          <table:table-cell office:value-type="string">
            <text:p>Rue Jacques Feyder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300901812523 , -1.58565548755988]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ntes Habitat Agence Watteau</text:p>
          </table:table-cell>
          <table:table-cell office:value-type="string">
            <text:p>Organisme HLM</text:p>
          </table:table-cell>
          <table:table-cell office:value-type="float" office:value="20">
            <text:p>20</text:p>
          </table:table-cell>
          <table:table-cell office:value-type="string">
            <text:p>Rue Antoine Watteau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2574134576 , -1.60102274099936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cerie Aux 4 saisons</text:p>
          </table:table-cell>
          <table:table-cell office:value-type="string">
            <text:p>Commerce</text:p>
          </table:table-cell>
          <table:table-cell office:value-type="float" office:value="36">
            <text:p>36</text:p>
          </table:table-cell>
          <table:table-cell office:value-type="string">
            <text:p>Boulevard Winston Churchill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83771057784 , -1.61118585622081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 Tabac l'Hebdo</text:p>
          </table:table-cell>
          <table:table-cell office:value-type="string">
            <text:p>Commerce</text:p>
          </table:table-cell>
          <table:table-cell office:value-type="float" office:value="91">
            <text:p>91</text:p>
          </table:table-cell>
          <table:table-cell office:value-type="string">
            <text:p>Quai de la Fosse</text:p>
          </table:table-cell>
          <table:table-cell office:value-type="string">
            <text:p>Dervallières - Zola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81780689394 , -1.57036210485663]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arché de Talensac</text:p>
          </table:table-cell>
          <table:table-cell office:value-type="string">
            <text:p>Marché</text:p>
          </table:table-cell>
          <table:table-cell/>
          <table:table-cell office:value-type="string">
            <text:p>Rue de Talensac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vente_distrib_auto</text:p>
          </table:table-cell>
          <table:table-cell table:number-columns-repeated="13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09513930215 , -1.55717213803952]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eclerc Paridis</text:p>
          </table:table-cell>
          <table:table-cell office:value-type="string">
            <text:p>Commerce</text:p>
          </table:table-cell>
          <table:table-cell/>
          <table:table-cell office:value-type="string">
            <text:p>Rue du Perray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Vente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94038393733 , -1.5158327811377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irie annexe Chantenay</text:p>
          </table:table-cell>
          <table:table-cell office:value-type="string">
            <text:p>Mairie annexe</text:p>
          </table:table-cell>
          <table:table-cell office:value-type="float" office:value="1">
            <text:p>1</text:p>
          </table:table-cell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vente_distrib_auto</text:p>
          </table:table-cell>
          <table:table-cell table:number-columns-repeated="13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7921189674 , -1.58852593613262]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iscine Jules Verne</text:p>
          </table:table-cell>
          <table:table-cell office:value-type="string">
            <text:p>Autre</text:p>
          </table:table-cell>
          <table:table-cell office:value-type="float" office:value="41">
            <text:p>41</text:p>
          </table:table-cell>
          <table:table-cell office:value-type="string">
            <text:p>Rue Jules Grandjouan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vente_distrib_auto</text:p>
          </table:table-cell>
          <table:table-cell table:number-columns-repeated="13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82207763996 , -1.51760995390533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0/12/2014</text:date>, <text:time>13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55" meta:object-count="0"/>
    <meta:generator>OpenOffice/4.1.0$Win32 OpenOffice.org_project/410m18$Build-9764</meta:generator>
  </office:meta>
</office:document-meta>
</file>